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1" office:value-type="string" calcext:value-type="string">
            <text:p>LGA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0c/c1/60/5e/77/68/41/05/DM00013099/files/MD_O7%20SO%2008%20.15%20JEDEC_E7O7%20CPU016J.pdf/jcr:content/translations/en.MD_O7%20SO%2008%20.15%20JEDEC_E7O7%20CPU016J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18/9a/ee/7c/2e/72/4b/97/DM00825583/files/MD_A08N%20VFLGA2.5X3X.86%2014L%20P.5%20L.475X.25_22AA%20AU36ABC_vers2_signed.pdf/jcr:content/translations/en.MD_A08N%20VFLGA2.5X3X.86%2014L%20P.5%20L.475X.25_22AA%20AU36ABC_vers2_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5d/8a/58/6b/86/12/48/d6/DM01104733/files/MD_A06R%20LGA%209.6X7.5%2018LD%20CERAMIC%20CAVITY_A2XZ%20AU23CDF_ver2-signed.pdf/jcr:content/translations/en.MD_A06R%20LGA%209.6X7.5%2018LD%20CERAMIC%20CAVITY_A2XZ%20AU23CDF_ver2-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98/a1/e0/01/27/36/4c/9c/DM01100634/files/MD_3N%20LLGA%203X3X1.0%2016L%20%20FOR%20SENSOR_D53N%20MT78ADA_ver2-signed.pdf/jcr:content/translations/en.MD_3N%20LLGA%203X3X1.0%2016L%20%20FOR%20SENSOR_D53N%20MT78ADA_ver2-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e5/55/aa/da/5a/a3/40/33/DM00076551/files/MD_0E%20HLGA%204X3X1%204LD_B50EMT69AAA%20(MP34DTW01TR)_signed.pdf/jcr:content/translations/en.MD_0E%20HLGA%204X3X1%204LD_B50EMT69AAA%20(MP34DTW01TR)_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e5/55/aa/da/5a/a3/40/33/DM00076551/files/MD_0E%20HLGA%204X3X1%204LD_B50EMT69AAA%20(MP34DTW01TR)_signed.pdf/jcr:content/translations/en.MD_0E%20HLGA%204X3X1%204LD_B50EMT69AAA%20(MP34DTW01TR)_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9f/55/1f/91/15/47/47/88/DM00150211/files/MD_A0VT_FCLGA_4X4X0.8_WRAVAA4_signed.pdf/jcr:content/translations/en.MD_A0VT_FCLGA_4X4X0.8_WRAVAA4_signed.pdf</text:p>
          </table:table-cell>
        </table:table-row>
        <table:table-row table:style-name="ro1">
          <table:table-cell office:value-type="string" calcext:value-type="string">
            <text:p>https://www.infineon.com/row/public/documents/24/75/infineon-mcds-pasco2v15-ma006046957-materialcontentdatasheet-en.pdf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FCLGA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9f/55/1f/91/15/47/47/88/DM00150211/files/MD_A0VT_FCLGA_4X4X0.8_WRAVAA4_signed.pdf/jcr:content/translations/en.MD_A0VT_FCLGA_4X4X0.8_WRAVAA4_signed.pdf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BGA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98/a1/e0/01/27/36/4c/9c/DM01100634/files/MD_3N%20LLGA%203X3X1.0%2016L%20%20FOR%20SENSOR_D53N%20MT78ADA_ver2-signed.pdf/jcr:content/translations/en.MD_3N%20LLGA%203X3X1.0%2016L%20%20FOR%20SENSOR_D53N%20MT78ADA_ver2-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e5/55/aa/da/5a/a3/40/33/DM00076551/files/MD_0E%20HLGA%204X3X1%204LD_B50EMT69AAA%20(MP34DTW01TR)_signed.pdf/jcr:content/translations/en.MD_0E%20HLGA%204X3X1%204LD_B50EMT69AAA%20(MP34DTW01TR)_signed.pdf</text:p>
          </table:table-cell>
        </table:table-row>
        <table:table-row table:style-name="ro1">
          <table:table-cell office:value-type="string" calcext:value-type="string">
            <text:p>https://www.st.com/content/ccc/resource/quality_and_reliability/quality_certificate/material_declaration/group3/2c/24/58/7c/0b/69/45/93/DM00089983/files/MD_A0SZ%20LGA%206.5X4X1%2028%20L%20PITCH%200.6%20MM_21DFMV0HCCB%20(LSM330DS)%20WCP%20ver2_signed.pdf/jcr:content/translations/en.MD_A0SZ%20LGA%206.5X4X1%2028%20L%20PITCH%200.6%20MM_21DFMV0HCCB%20(LSM330DS)%20WCP%20ver2_signed.pdf</text:p>
          </table:table-cell>
        </table:table-row>
        <table:table-row table:style-name="ro1">
          <table:table-cell office:value-type="string" calcext:value-type="string">
            <text:p>https://www.infineon.com/row/public/documents/10/71/infineon-ma001226480-materialcontentsheet-en.pdf</text:p>
          </table:table-cell>
        </table:table-row>
        <table:table-row table:style-name="ro1">
          <table:table-cell office:value-type="string" calcext:value-type="string">
            <text:p>https://www.infineon.com/row/public/documents/10/71/infineon-ma001426600-materialcontentsheet-en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ibri" fo:font-size="10pt" fo:language="fr" fo:country="FR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Calibri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.00.0000</text:date>, <text:time style:data-style-name="N2" text:time-value="09:56:44.98389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4:28:52.273445648</meta:creation-date>
    <dc:date>2025-10-30T09:57:14.584963000</dc:date>
    <meta:editing-duration>PT41M8S</meta:editing-duration>
    <meta:editing-cycles>6</meta:editing-cycles>
    <meta:generator>LibreOffice/25.8.2.2$Windows_X86_64 LibreOffice_project/d401f2107ccab8f924a8e2df40f573aab7605b6f</meta:generator>
    <meta:document-statistic meta:table-count="1" meta:cell-count="18" meta:object-count="0"/>
  </office:meta>
</office:document-meta>
</file>